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417in" fo:margin-left="-0.3986in" fo:margin-top="0in" fo:margin-bottom="0in" table:align="left" style:writing-mode="page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0.4993in"/>
    </style:style>
    <style:style style:name="Table1.C" style:family="table-column">
      <style:table-column-properties style:column-width="0.7507in"/>
    </style:style>
    <style:style style:name="Table1.D" style:family="table-column">
      <style:table-column-properties style:column-width="1.5618in"/>
    </style:style>
    <style:style style:name="Table1.E" style:family="table-column">
      <style:table-column-properties style:column-width="1.3111in"/>
    </style:style>
    <style:style style:name="Table1.F" style:family="table-column">
      <style:table-column-properties style:column-width="0.8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9" style:family="table-row">
      <style:table-row-properties style:min-row-height="0.3542in" fo:keep-together="auto"/>
    </style:style>
    <style:style style:name="Table1.20" style:family="table-row">
      <style:table-row-properties style:min-row-height="0.0188in" fo:keep-together="auto"/>
    </style:style>
    <style:style style:name="Table1.24" style:family="table-row">
      <style:table-row-properties style:min-row-height="0.225in" fo:keep-together="auto"/>
    </style:style>
    <style:style style:name="Table1.25" style:family="table-row">
      <style:table-row-properties style:min-row-height="0.1042in" fo:keep-together="auto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margin-top="0in" fo:margin-bottom="0in" style:contextual-spacing="false" fo:text-align="start" style:justify-single-word="false" style:writing-mode="lr-tb">
        <style:tab-stops/>
      </style:paragraph-properties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writing-mode="lr-tb">
        <style:tab-stops/>
      </style:paragraph-properties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color="#000000" loext:opacity="100%" style:font-name-asian="Times New Roman" style:font-name-complex="Times New Roman"/>
    </style:style>
    <style:style style:name="T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<text:span text:style-name="T1">Model</text:span></text:p>
          </table:table-cell>
          <table:table-cell table:style-name="Table1.A1" office:value-type="string">
            <text:p text:style-name="P2" loext:marker-style-name="T2"><text:span text:style-name="T1">Dose</text:span></text:p>
            <text:p text:style-name="P2"><text:span text:style-name="T1">(μM)</text:span></text:p>
          </table:table-cell>
          <table:table-cell table:style-name="Table1.A1" office:value-type="string">
            <text:p text:style-name="P2" loext:marker-style-name="T2"><text:span text:style-name="T1">Time</text:span></text:p>
            <text:p text:style-name="P2"><text:span text:style-name="T1">(Hours)</text:span></text:p>
          </table:table-cell>
          <table:table-cell table:style-name="Table1.A1" office:value-type="string">
            <text:p text:style-name="P2"><text:span text:style-name="T1">Estimated viability</text:span></text:p>
          </table:table-cell>
          <table:table-cell table:style-name="Table1.A1" office:value-type="string">
            <text:p text:style-name="P2" loext:marker-style-name="T2"><text:span text:style-name="T1">Matching With</text:span><text:span text:style-name="T2"/></text:p>
            <text:p text:style-name="P2"><text:span text:style-name="T1">Lab Results</text:span></text:p>
          </table:table-cell>
          <table:table-cell table:style-name="Table1.F1" office:value-type="string">
            <text:p text:style-name="P2"><text:span text:style-name="T1">R2 Score</text:span></text:p>
          </table:table-cell>
        </table:table-row>
        <table:table-row table:style-name="Table1.1">
          <table:table-cell table:style-name="Table1.A2" table:number-rows-spanned="3" office:value-type="string">
            <text:p text:style-name="P2" loext:marker-style-name="T2"><text:span text:style-name="T1">HistGradientBoosting</text:span><text:span text:style-name="T2"/></text:p>
            <text:p text:style-name="P2"><text:span text:style-name="T1">Regressor</text:span></text:p>
          </table:table-cell>
          <table:table-cell table:style-name="Table1.A2" office:value-type="string">
            <text:p text:style-name="P3"><text:span text:style-name="T1">80</text:span></text:p>
          </table:table-cell>
          <table:table-cell table:style-name="Table1.A2" office:value-type="string">
            <text:p text:style-name="P3"><text:span text:style-name="T1">24</text:span></text:p>
          </table:table-cell>
          <table:table-cell table:style-name="Table1.A2" office:value-type="string">
            <text:p text:style-name="P3"><text:span text:style-name="T1">50.77</text:span></text:p>
          </table:table-cell>
          <table:table-cell table:style-name="Table1.A2" office:value-type="string">
            <text:p text:style-name="P3"><text:span text:style-name="T1">YES</text:span></text:p>
          </table:table-cell>
          <table:table-cell table:style-name="Table1.F2" table:number-rows-spanned="3" office:value-type="string">
            <text:p text:style-name="P3"><text:span text:style-name="T1">0.65</text:span>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8</text:p>
          </table:table-cell>
          <table:table-cell table:style-name="Table1.A2" office:value-type="string">
            <text:p text:style-name="P3">49.23</text:p>
          </table:table-cell>
          <table:table-cell table:style-name="Table1.A2" office:value-type="string">
            <text:p text:style-name="P3">YES</text:p>
          </table:table-cell>
          <table:covered-table-cell table:style-name="Table1.F2"/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72</text:p>
          </table:table-cell>
          <table:table-cell table:style-name="Table1.A2" office:value-type="string">
            <text:p text:style-name="P3">44.62</text:p>
          </table:table-cell>
          <table:table-cell table:style-name="Table1.A2" office:value-type="string">
            <text:p text:style-name="P3">NO</text:p>
            <text:p text:style-name="P3">(a little low)</text:p>
          </table:table-cell>
          <table:covered-table-cell table:style-name="Table1.F2"/>
        </table:table-row>
        <table:table-row table:style-name="Table1.1">
          <table:table-cell table:style-name="Table1.A2" table:number-rows-spanned="3" office:value-type="string">
            <text:p text:style-name="P2"><text:span text:style-name="T1">XGBRegressor</text:span></text:p>
          </table:table-cell>
          <table:table-cell table:style-name="Table1.A2" office:value-type="string">
            <text:p text:style-name="P3"><text:span text:style-name="T1">80</text:span></text:p>
          </table:table-cell>
          <table:table-cell table:style-name="Table1.A2" office:value-type="string">
            <text:p text:style-name="P3"><text:span text:style-name="T1">24</text:span></text:p>
          </table:table-cell>
          <table:table-cell table:style-name="Table1.A2" office:value-type="string">
            <text:p text:style-name="P3"><text:span text:style-name="T1">50.08</text:span></text:p>
          </table:table-cell>
          <table:table-cell table:style-name="Table1.A2" office:value-type="string">
            <text:p text:style-name="P3"><text:span text:style-name="T1">YES</text:span></text:p>
          </table:table-cell>
          <table:table-cell table:style-name="Table1.F2" table:number-rows-spanned="3" office:value-type="string">
            <text:p text:style-name="P3"><text:span text:style-name="T1">0.67</text:span>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8</text:p>
          </table:table-cell>
          <table:table-cell table:style-name="Table1.A2" office:value-type="string">
            <text:p text:style-name="P3">45.86</text:p>
          </table:table-cell>
          <table:table-cell table:style-name="Table1.A2" office:value-type="string">
            <text:p text:style-name="P3">NO</text:p>
            <text:p text:style-name="P3">(a little low)</text:p>
          </table:table-cell>
          <table:covered-table-cell table:style-name="Table1.F2"/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72</text:p>
          </table:table-cell>
          <table:table-cell table:style-name="Table1.A2" office:value-type="string">
            <text:p text:style-name="P3">41.58</text:p>
          </table:table-cell>
          <table:table-cell table:style-name="Table1.A2" office:value-type="string">
            <text:p text:style-name="P3">NO</text:p>
            <text:p text:style-name="P3">(low)</text:p>
          </table:table-cell>
          <table:covered-table-cell table:style-name="Table1.F2"/>
        </table:table-row>
        <table:table-row table:style-name="Table1.1">
          <table:table-cell table:style-name="Table1.A2" table:number-rows-spanned="3" office:value-type="string">
            <text:p text:style-name="P2" loext:marker-style-name="T2"><text:span text:style-name="T1">RandomForest</text:span><text:span text:style-name="T2"/></text:p>
            <text:p text:style-name="P2"><text:span text:style-name="T1">Regressor</text:span></text:p>
          </table:table-cell>
          <table:table-cell table:style-name="Table1.A2" office:value-type="string">
            <text:p text:style-name="P3"><text:span text:style-name="T1">80</text:span></text:p>
          </table:table-cell>
          <table:table-cell table:style-name="Table1.A2" office:value-type="string">
            <text:p text:style-name="P3"><text:span text:style-name="T1">24</text:span></text:p>
          </table:table-cell>
          <table:table-cell table:style-name="Table1.A2" office:value-type="string">
            <text:p text:style-name="P3"><text:span text:style-name="T1">48.43</text:span></text:p>
          </table:table-cell>
          <table:table-cell table:style-name="Table1.A2" office:value-type="string">
            <text:p text:style-name="P3"><text:span text:style-name="T1">YES</text:span></text:p>
          </table:table-cell>
          <table:table-cell table:style-name="Table1.F2" table:number-rows-spanned="3" office:value-type="string">
            <text:p text:style-name="P3"><text:span text:style-name="T1">0.63</text:span>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8</text:p>
          </table:table-cell>
          <table:table-cell table:style-name="Table1.A2" office:value-type="string">
            <text:p text:style-name="P3">44.52</text:p>
          </table:table-cell>
          <table:table-cell table:style-name="Table1.A2" office:value-type="string">
            <text:p text:style-name="P3">NO</text:p>
            <text:p text:style-name="P3">(a little low)</text:p>
          </table:table-cell>
          <table:covered-table-cell table:style-name="Table1.F2"/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72</text:p>
          </table:table-cell>
          <table:table-cell table:style-name="Table1.A2" office:value-type="string">
            <text:p text:style-name="P3">44.50</text:p>
          </table:table-cell>
          <table:table-cell table:style-name="Table1.A2" office:value-type="string">
            <text:p text:style-name="P3">NO</text:p>
            <text:p text:style-name="P3">(a little low)</text:p>
          </table:table-cell>
          <table:covered-table-cell table:style-name="Table1.F2"/>
        </table:table-row>
        <table:table-row table:style-name="Table1.1">
          <table:table-cell table:style-name="Table1.A2" table:number-rows-spanned="3" office:value-type="string">
            <text:p text:style-name="P2" loext:marker-style-name="T2"><text:span text:style-name="T1">GradientBoosting</text:span><text:span text:style-name="T2"/></text:p>
            <text:p text:style-name="P2"><text:span text:style-name="T1">Regressor</text:span></text:p>
          </table:table-cell>
          <table:table-cell table:style-name="Table1.A2" office:value-type="string">
            <text:p text:style-name="P3"><text:span text:style-name="T1">80</text:span></text:p>
          </table:table-cell>
          <table:table-cell table:style-name="Table1.A2" office:value-type="string">
            <text:p text:style-name="P3"><text:span text:style-name="T1">24</text:span></text:p>
          </table:table-cell>
          <table:table-cell table:style-name="Table1.A2" office:value-type="string">
            <text:p text:style-name="P3"><text:span text:style-name="T1">50.29</text:span></text:p>
          </table:table-cell>
          <table:table-cell table:style-name="Table1.A2" office:value-type="string">
            <text:p text:style-name="P3"><text:span text:style-name="T1">YES</text:span></text:p>
          </table:table-cell>
          <table:table-cell table:style-name="Table1.F2" table:number-rows-spanned="3" office:value-type="string">
            <text:p text:style-name="P3"><text:span text:style-name="T1">0.65</text:span>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8</text:p>
          </table:table-cell>
          <table:table-cell table:style-name="Table1.A2" office:value-type="string">
            <text:p text:style-name="P3">45.68</text:p>
          </table:table-cell>
          <table:table-cell table:style-name="Table1.A2" office:value-type="string">
            <text:p text:style-name="P3">NO</text:p>
            <text:p text:style-name="P3">(a little low)</text:p>
          </table:table-cell>
          <table:covered-table-cell table:style-name="Table1.F2"/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72</text:p>
          </table:table-cell>
          <table:table-cell table:style-name="Table1.A2" office:value-type="string">
            <text:p text:style-name="P3">36.15</text:p>
          </table:table-cell>
          <table:table-cell table:style-name="Table1.A2" office:value-type="string">
            <text:p text:style-name="P3">NO</text:p>
            <text:p text:style-name="P3">(really low)</text:p>
          </table:table-cell>
          <table:covered-table-cell table:style-name="Table1.F2"/>
        </table:table-row>
        <table:table-row table:style-name="Table1.1">
          <table:table-cell table:style-name="Table1.A2" table:number-rows-spanned="3" office:value-type="string">
            <text:p text:style-name="P2"><text:span text:style-name="T1">SVR</text:span></text:p>
          </table:table-cell>
          <table:table-cell table:style-name="Table1.A2" office:value-type="string">
            <text:p text:style-name="P3"><text:span text:style-name="T1">80</text:span></text:p>
          </table:table-cell>
          <table:table-cell table:style-name="Table1.A2" office:value-type="string">
            <text:p text:style-name="P3"><text:span text:style-name="T1">24</text:span></text:p>
          </table:table-cell>
          <table:table-cell table:style-name="Table1.A2" office:value-type="string">
            <text:p text:style-name="P3"><text:span text:style-name="T1">43.75</text:span>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a little low)</text:span><text:span text:style-name="T2"/></text:p>
          </table:table-cell>
          <table:table-cell table:style-name="Table1.F2" table:number-rows-spanned="3" office:value-type="string">
            <text:p text:style-name="P3"><text:span text:style-name="T1">0.37</text:span>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8</text:p>
          </table:table-cell>
          <table:table-cell table:style-name="Table1.A2" office:value-type="string">
            <text:p text:style-name="P3">48.33</text:p>
          </table:table-cell>
          <table:table-cell table:style-name="Table1.A2" office:value-type="string">
            <text:p text:style-name="P3" loext:marker-style-name="T2"><text:span text:style-name="T1">YES</text:span><text:span text:style-name="T2"/></text:p>
          </table:table-cell>
          <table:covered-table-cell table:style-name="Table1.F2"/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72</text:p>
          </table:table-cell>
          <table:table-cell table:style-name="Table1.A2" office:value-type="string">
            <text:p text:style-name="P3">39.40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really low)</text:span><text:span text:style-name="T2"/></text:p>
          </table:table-cell>
          <table:covered-table-cell table:style-name="Table1.F2"/>
        </table:table-row>
        <table:table-row table:style-name="Table1.1">
          <table:table-cell table:style-name="Table1.A2" table:number-rows-spanned="3" office:value-type="string">
            <text:p text:style-name="P2"><text:span text:style-name="T1">ElasticNet</text:span></text:p>
          </table:table-cell>
          <table:table-cell table:style-name="Table1.A2" office:value-type="string">
            <text:p text:style-name="P3"><text:span text:style-name="T1">80</text:span></text:p>
          </table:table-cell>
          <table:table-cell table:style-name="Table1.A2" office:value-type="string">
            <text:p text:style-name="P3"><text:span text:style-name="T1">24</text:span></text:p>
          </table:table-cell>
          <table:table-cell table:style-name="Table1.A2" office:value-type="string">
            <text:p text:style-name="P3"><text:span text:style-name="T1">63.42</text:span>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too high)</text:span><text:span text:style-name="T2"/></text:p>
          </table:table-cell>
          <table:table-cell table:style-name="Table1.F2" table:number-rows-spanned="3" office:value-type="string">
            <text:p text:style-name="P3"><text:span text:style-name="T1">0.22</text:span>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8</text:p>
          </table:table-cell>
          <table:table-cell table:style-name="Table1.A2" office:value-type="string">
            <text:p text:style-name="P3">62.48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too high)</text:span><text:span text:style-name="T2"/></text:p>
          </table:table-cell>
          <table:covered-table-cell table:style-name="Table1.F2"/>
        </table:table-row>
        <table:table-row table:style-name="Table1.19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72</text:p>
          </table:table-cell>
          <table:table-cell table:style-name="Table1.A2" office:value-type="string">
            <text:p text:style-name="P3">61.13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too high)</text:span><text:span text:style-name="T2"/></text:p>
          </table:table-cell>
          <table:covered-table-cell table:style-name="Table1.F2"/>
        </table:table-row>
        <table:table-row table:style-name="Table1.20">
          <table:table-cell table:style-name="Table1.A2" table:number-rows-spanned="3" office:value-type="string">
            <text:p text:style-name="P2"><text:span text:style-name="T1">Lasso</text:span></text:p>
          </table:table-cell>
          <table:table-cell table:style-name="Table1.A2" office:value-type="string">
            <text:p text:style-name="P3"><text:span text:style-name="T1">80</text:span></text:p>
          </table:table-cell>
          <table:table-cell table:style-name="Table1.A2" office:value-type="string">
            <text:p text:style-name="P3"><text:span text:style-name="T1">24</text:span></text:p>
          </table:table-cell>
          <table:table-cell table:style-name="Table1.A2" office:value-type="string">
            <text:p text:style-name="P3"><text:span text:style-name="T1">63.40</text:span>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too high)</text:span><text:span text:style-name="T2"/></text:p>
          </table:table-cell>
          <table:table-cell table:style-name="Table1.F2" table:number-rows-spanned="3" office:value-type="string">
            <text:p text:style-name="P3"><text:span text:style-name="T1">0.22</text:span></text:p>
          </table:table-cell>
        </table:table-row>
        <table:table-row table:style-name="Table1.20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8</text:p>
          </table:table-cell>
          <table:table-cell table:style-name="Table1.A2" office:value-type="string">
            <text:p text:style-name="P3">62.46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too high)</text:span><text:span text:style-name="T2"/></text:p>
          </table:table-cell>
          <table:covered-table-cell table:style-name="Table1.F2"/>
        </table:table-row>
        <table:table-row table:style-name="Table1.20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72</text:p>
          </table:table-cell>
          <table:table-cell table:style-name="Table1.A2" office:value-type="string">
            <text:p text:style-name="P3">61.12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too high)</text:span><text:span text:style-name="T2"/></text:p>
          </table:table-cell>
          <table:covered-table-cell table:style-name="Table1.F2"/>
        </table:table-row>
        <table:table-row table:style-name="Table1.20">
          <table:table-cell table:style-name="Table1.A2" table:number-rows-spanned="3" office:value-type="string">
            <text:p text:style-name="P2"><text:span text:style-name="T1">Ridge</text:span></text:p>
          </table:table-cell>
          <table:table-cell table:style-name="Table1.A2" office:value-type="string">
            <text:p text:style-name="P3"><text:span text:style-name="T1">80</text:span></text:p>
          </table:table-cell>
          <table:table-cell table:style-name="Table1.A2" office:value-type="string">
            <text:p text:style-name="P3"><text:span text:style-name="T1">24</text:span></text:p>
          </table:table-cell>
          <table:table-cell table:style-name="Table1.A2" office:value-type="string">
            <text:p text:style-name="P3"><text:span text:style-name="T1">63.66</text:span>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too high)</text:span><text:span text:style-name="T2"/></text:p>
          </table:table-cell>
          <table:table-cell table:style-name="Table1.F2" table:number-rows-spanned="3" office:value-type="string">
            <text:p text:style-name="P3"><text:span text:style-name="T1">0.22</text:span></text:p>
          </table:table-cell>
        </table:table-row>
        <table:table-row table:style-name="Table1.24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8</text:p>
          </table:table-cell>
          <table:table-cell table:style-name="Table1.A2" office:value-type="string">
            <text:p text:style-name="P3">62.71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too high)</text:span><text:span text:style-name="T2"/></text:p>
          </table:table-cell>
          <table:covered-table-cell table:style-name="Table1.F2"/>
        </table:table-row>
        <table:table-row table:style-name="Table1.25">
          <table:covered-table-cell table:style-name="Table1.A2"/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72</text:p>
          </table:table-cell>
          <table:table-cell table:style-name="Table1.A2" office:value-type="string">
            <text:p text:style-name="P3">61.36</text:p>
          </table:table-cell>
          <table:table-cell table:style-name="Table1.A2" office:value-type="string">
            <text:p text:style-name="P3" loext:marker-style-name="T2"><text:span text:style-name="T1">NO</text:span><text:span text:style-name="T2"/></text:p>
            <text:p text:style-name="P3" loext:marker-style-name="T2"><text:span text:style-name="T1">(too high)</text:span><text:span text:style-name="T2"/></text:p>
          </table:table-cell>
          <table:covered-table-cell table:style-name="Table1.F2"/>
        </table:table-row>
      </table:table>
      <text:p text:style-name="P4" loext:marker-style-name="T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201in" fo:margin-bottom="0.3402in" fo:margin-left="0.7874in" fo:margin-right="0.4402in" style:writing-mode="lr-tb" style:layout-grid-color="#c0c0c0" style:layout-grid-lines="47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2:06:04</meta:creation-date>
    <dc:language>en-US</dc:language>
    <dc:date>2025-12-10T14:49:22</dc:date>
    <meta:editing-cycles>1</meta:editing-cycles>
    <meta:editing-duration>PT1H45M</meta:editing-duration>
    <meta:generator>LibreOffice/25.8.2.2$Linux_X86_64 LibreOffice_project/580$Build-2</meta:generator>
    <meta:document-statistic meta:table-count="1" meta:image-count="0" meta:object-count="0" meta:page-count="2" meta:paragraph-count="142" meta:word-count="169" meta:character-count="690" meta:non-whitespace-character-count="663"/>
    <meta:user-defined meta:name="AppVersion">15.0000</meta:user-defined>
  </office:meta>
</office:document-meta>
</file>